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SC" svg:font-family="PingFang SC"/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4" style:family="text">
      <style:text-properties style:font-name="PingFang S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| 2005.11.22 04:35 | </text:span><text:span text:style-name="T2">#</text:span></text:p>
      <text:p text:style-name="P2"><text:span text:style-name="T1">宓章你好,每次被點名,我都會嚇一跳,希望我沒破壞或影響人們對一些人與事原本應有的良好觀感.</text:span></text:p>
      <text:p text:style-name="P2"><text:span text:style-name="T1">另外,我挺好奇,不知道我們轉載了你的哪篇文章? 一時回想不起來.</text:span></text:p>
      <text:p text:style-name="P1"><text:span text:style-name="T1">葉宓章 | 2005.11.21 23:51 | </text:span><text:span text:style-name="T2">#</text:span></text:p>
      <text:p text:style-name="P3"><text:span text:style-name="T1">進入這個網站全是無心插柳</text:span><text:span text:style-name="T3"><text:line-break/></text:span><text:span text:style-name="T1">上google網站找自己文章時發現文章被貼到紀念若雪這個美麗的網站 就這麼進來了</text:span><text:span text:style-name="T3"><text:line-break/></text:span><text:span text:style-name="T1">我不知道世界的角落還有這麼多勇敢的人--像若雪</text:span><text:span text:style-name="T3"><text:line-break/></text:span><text:span text:style-name="T1">看到照片我哭了很久---</text:span><text:span text:style-name="T3"><text:line-break/></text:span><text:span text:style-name="T1">我以為在台灣這種地方</text:span><text:span text:style-name="T3"><text:line-break/></text:span><text:span text:style-name="T1">勇敢的人都死了--- 心死了</text:span><text:span text:style-name="T3"><text:line-break/></text:span><text:span text:style-name="T1">在伊甸基金會工作很久的我</text:span><text:span text:style-name="T3"><text:line-break/></text:span><text:span text:style-name="T1">也憂傷了很久！</text:span><text:span text:style-name="T3"><text:line-break/></text:span><text:span text:style-name="T1">因為台灣對於弱勢朋友做的真的太少</text:span><text:span text:style-name="T3"><text:line-break/></text:span><text:span text:style-name="T1">他們身為少數也應擁有ㄧ個身為人應有權益</text:span><text:span text:style-name="T3"><text:line-break/></text:span><text:span text:style-name="T1">那不是施捨</text:span><text:span text:style-name="T3"><text:line-break/></text:span><text:span text:style-name="T1">陳真先生說台灣是一個不把人當人看的地方</text:span><text:span text:style-name="T3"><text:line-break/></text:span><text:span text:style-name="T1">我贊同</text:span><text:span text:style-name="T3"><text:line-break/></text:span><text:span text:style-name="T1">但是我們還是得努力對不對</text:span><text:span text:style-name="T3"><text:line-break/></text:span><text:span text:style-name="T1">政府不想做</text:span><text:span text:style-name="T3"><text:line-break/></text:span><text:span text:style-name="T1">你和我來做</text:span><text:span text:style-name="T3"><text:line-break/></text:span><text:span text:style-name="T1">企業不要做</text:span><text:span text:style-name="T3"><text:line-break/></text:span><text:span text:style-name="T1">你和我來做</text:span><text:span text:style-name="T3"><text:line-break/></text:span><text:span text:style-name="T1">我的孩子在台灣被罵混蛋--過動兒</text:span><text:span text:style-name="T3"><text:line-break/></text:span><text:span text:style-name="T1">在美國唸書時被老師稱讚是個樂於助人的人</text:span><text:span text:style-name="T3"><text:line-break/></text:span><text:span text:style-name="T1">台灣教育不要一條輸送帶上有不ㄧ樣的罐頭</text:span><text:span text:style-name="T3"><text:line-break/></text:span><text:span text:style-name="T1">不過我仍然要敲門</text:span><text:span text:style-name="T3"><text:line-break/></text:span><text:span text:style-name="T1">現在不開 我再敲</text:span><text:span text:style-name="T3"><text:line-break/></text:span><text:span text:style-name="T1">敲到他開門....</text:span></text:p>
      <text:p text:style-name="P1"><text:span text:style-name="T1">选择 | 2005.11.14 12:14 | </text:span><text:span text:style-name="T2">#</text:span></text:p>
      <text:p text:style-name="P2"><text:span text:style-name="T1">哈提卜的叔叔穆斯塔法说：“我们想以此向人们表明，巴勒斯坦人和以色列占领军有多么不同。他们为哈提卜选择了死亡，但我们却选择寻求生命的延续。</text:span></text:p>
      <text:p text:style-name="P1"><text:span text:style-name="T1">陳良哲 | 2005.11.09 22:04 | </text:span><text:span text:style-name="T2">#</text:span></text:p>
      <text:p text:style-name="P3"><text:span text:style-name="T1">AI的報告終於出來了，建廷辛苦了，那我就開始轉載出去了嘍。</text:span></text:p>
      <text:p text:style-name="P1"><text:span text:style-name="T1">睡觉的番薯 | 2005.11.07 21:22 | </text:span><text:span text:style-name="T2">#</text:span></text:p>
      <text:p text:style-name="P2"><text:span text:style-name="T1">被以色列士兵开枪射</text:span><text:span text:style-name="T4">杀</text:span><text:span text:style-name="T1"><text:s/>巴少年捐出器官给“</text:span><text:span text:style-name="T4">敌</text:span><text:span text:style-name="T1">国”</text:span><text:span text:style-name="T3"><text:line-break/></text:span><text:span text:style-name="T1">稿件来源：新闻晚报</text:span><text:span text:style-name="T3"><text:line-break/><text:line-break/></text:span><text:span text:style-name="T1">　□中国国际广播电台报道</text:span></text:p>
      <text:p text:style-name="P2"><text:span text:style-name="T1">　　几天前，12岁的巴勒斯坦少年哈提卜被以军士兵开枪击中头部，伤势严重。5日，哈提卜在以色列医院告别了人世，他的家人宣布，为了巴以人民之间的和平，他们将把哈提卜的器官捐献出来，以拯救亟需器官移植的以色列人。</text:span></text:p>
      <text:p text:style-name="P2"><text:span text:style-name="T1">　　手持假枪　12岁巴少年被误</text:span><text:span text:style-name="T4">杀</text:span></text:p>
      <text:p text:style-name="P2"><text:span text:style-name="T1">　　哈提卜家住约旦河西岸城市杰宁的难民营。3日是穆斯林的盛大节日“开斋节”的第一天，他和小伙伴们正在大街上玩耍，这时以色列士兵进入了难民营，搜捕巴勒斯坦伊斯兰圣战组织（杰哈德）的成员。在搜捕行动中，巴勒斯坦武装人员与以军士兵发生交火，一些十几岁的巴勒斯坦孩子也向以军吉普车扔石头。据以军士兵事后回忆说，当时他们看到100多米以外一个人正手持步枪，误以为他是巴勒斯坦武装人员。一名以军士兵瞄准这个持枪人的头部开枪，并击中了目标。他们没想到，应声倒地的是一个只有12岁的巴勒斯坦孩子。一辆巴勒斯坦救护车迅速赶来，将受伤的哈提卜送往医院进行抢救。当以军士兵走到他倒下的地方时，才发现他扔在地上的只是一杆塑料步枪。据当地人说，当时哈提卜也没有像其他巴勒斯坦孩子一样，向以军士兵扔石头。</text:span><text:span text:style-name="T3"><text:line-break/></text:span><text:span text:style-name="T1">　　哈提卜被送进了约旦河西岸城市拉姆安拉的医院接受治疗，由于他的伤势十分严重，巴民族权力机构决定将他转入以色列城市海法的一家医院，继续进行抢救。然而，哈提卜最终也没有醒过来。</text:span></text:p>
      <text:p text:style-name="P2"><text:span text:style-name="T1">　　捐出器官　为拉近两个民族的心灵</text:span></text:p>
      <text:p text:style-name="P2"><text:span text:style-name="T1">　　出人意料的是，就在哈提卜去世后不久，为他治病的那家以色列医院宣布，哈提卜的父母已决定将他的器官捐献出来，以拯救以色列病人。该医院的一名发言人说，哈提卜的家人这样做，是为了“拉近两个民族的心灵，让和平尽快到来”。哈提卜的叔叔穆斯塔法说：“我们想以此向人们表明，巴勒斯坦人和以色列占领军有多么不同。他们为哈提卜选择了死亡，但我们却选择寻求生命的延续。看到哈提卜的器官将被用来拯救病人，我们感到由衷地高兴，不管他们是犹太人还是阿拉伯人，毕竟我们都是人。”哈提卜的父亲伊斯梅尔说，以军不让他到医院看望儿子哈提卜，因为他曾因涉嫌安全问题而被以色列关押过。哈提卜被打伤后，以色列国防军曾四处散发那杆玩具步枪的照片，以证明它是多么地逼真，但伊斯梅尔否认他的儿子是被误伤，也否认哈提卜当时手里拿着一杆玩具步枪。</text:span><text:span text:style-name="T3"><text:line-break/></text:span><text:span text:style-name="T1">　　据以色列电台报道，哈提卜的器官将使6名以色列人的生命得以延续，其中他的心脏将被移植给一名和他同岁的以色列女孩。</text:span><text:span text:style-name="T3"><text:line-break/><text:line-break/></text:span></text:p>
      <text:p text:style-name="P1"><text:span text:style-name="T1">學姊 | 2005.11.05 00:12 | </text:span><text:span text:style-name="T2">#</text:span></text:p>
      <text:p text:style-name="P3"><text:span text:style-name="T1">建廷翻譯的AI2005報告即將出爐,敬請期待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